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  <style:text-properties style:font-name="Arial" style:font-name-complex="Arial" fo:language="es" fo:country="ES"/>
    </style:style>
    <style:style style:name="P2" style:parent-style-name="Normal" style:family="paragraph">
      <style:text-properties style:font-name="Arial" style:font-name-complex="Arial" style:font-size-complex="24pt" fo:language="es" fo:country="ES"/>
    </style:style>
    <style:style style:name="P3" style:parent-style-name="Normal" style:family="paragraph">
      <style:text-properties style:font-name="Arial" style:font-name-complex="Arial" style:font-size-complex="24pt" fo:language="es" fo:country="ES"/>
    </style:style>
    <style:style style:name="P4" style:parent-style-name="Normal" style:family="paragraph">
      <style:text-properties style:font-name="Arial" style:font-name-complex="Arial" style:font-size-complex="24pt" fo:language="es" fo:country="ES"/>
    </style:style>
    <style:style style:name="P5" style:parent-style-name="Normal" style:family="paragraph">
      <style:text-properties style:font-name="Arial" style:font-name-complex="Arial" style:font-size-complex="24pt" fo:language="es" fo:country="ES"/>
    </style:style>
    <style:style style:name="P6" style:parent-style-name="Normal" style:family="paragraph">
      <style:text-properties style:font-name="Arial" style:font-name-complex="Arial" style:font-size-complex="24pt" fo:language="es" fo:country="ES"/>
    </style:style>
    <style:style style:name="P7" style:parent-style-name="Normal" style:family="paragraph">
      <style:text-properties style:font-name="Arial" style:font-name-complex="Arial" style:font-size-complex="24pt" fo:language="es" fo:country="ES"/>
    </style:style>
    <style:style style:name="P8" style:parent-style-name="Normal" style:family="paragraph">
      <style:text-properties style:font-name="Arial" style:font-name-complex="Arial" style:font-size-complex="24pt" fo:language="es" fo:country="ES"/>
    </style:style>
    <style:style style:name="P9" style:parent-style-name="Normal" style:family="paragraph">
      <style:text-properties style:font-name="Arial" style:font-name-complex="Arial" style:font-size-complex="24pt" fo:language="es" fo:country="ES"/>
    </style:style>
    <style:style style:name="P10" style:parent-style-name="Normal" style:family="paragraph">
      <style:text-properties style:font-name="Arial" style:font-name-complex="Arial" style:font-size-complex="24pt" fo:language="es" fo:country="ES"/>
    </style:style>
    <style:style style:name="P11" style:parent-style-name="Normal" style:family="paragraph">
      <style:text-properties style:font-name="Arial" style:font-name-complex="Arial" style:font-size-complex="24pt" fo:language="es" fo:country="ES"/>
    </style:style>
    <style:style style:name="P12" style:parent-style-name="Normal" style:family="paragraph">
      <style:text-properties style:font-name="Arial" style:font-name-complex="Arial" style:font-size-complex="24pt" fo:language="es" fo:country="ES"/>
    </style:style>
    <style:style style:name="P13" style:parent-style-name="Normal" style:family="paragraph">
      <style:text-properties style:font-name="Arial" style:font-name-complex="Arial" style:font-size-complex="24pt" fo:language="es" fo:country="ES"/>
    </style:style>
    <style:style style:name="P14" style:parent-style-name="Normal" style:family="paragraph">
      <style:text-properties style:font-name="Arial" style:font-name-complex="Arial" style:font-size-complex="24pt" fo:language="es" fo:country="ES"/>
    </style:style>
    <style:style style:name="P15" style:parent-style-name="Normal" style:family="paragraph">
      <style:text-properties style:font-name="Arial" style:font-name-complex="Arial" style:font-size-complex="24pt" fo:language="es" fo:country="ES"/>
    </style:style>
    <style:style style:name="P16" style:parent-style-name="Normal" style:family="paragraph">
      <style:text-properties style:font-name="Arial" style:font-name-complex="Arial" style:font-size-complex="24pt" fo:language="es" fo:country="ES"/>
    </style:style>
    <style:style style:name="P17" style:parent-style-name="Normal" style:family="paragraph">
      <style:text-properties style:font-name="Arial" style:font-name-complex="Arial" style:font-size-complex="24pt" fo:language="es" fo:country="ES"/>
    </style:style>
    <style:style style:name="P18" style:parent-style-name="Normal" style:family="paragraph">
      <style:text-properties style:font-name="Arial" style:font-name-complex="Arial" style:font-size-complex="24pt" fo:language="es" fo:country="ES"/>
    </style:style>
    <style:style style:name="P19" style:parent-style-name="Normal" style:family="paragraph">
      <style:text-properties style:font-name="Arial" style:font-name-complex="Arial" style:font-size-complex="24pt" fo:language="es" fo:country="ES"/>
    </style:style>
    <style:style style:name="P20" style:parent-style-name="Normal" style:family="paragraph">
      <style:text-properties style:font-name="Arial" style:font-name-complex="Arial" style:font-size-complex="24pt" fo:language="es" fo:country="ES"/>
    </style:style>
    <style:style style:name="P21" style:parent-style-name="Normal" style:family="paragraph">
      <style:text-properties style:font-name="Arial" style:font-name-complex="Arial" style:font-size-complex="24pt" fo:language="es" fo:country="ES"/>
    </style:style>
    <style:style style:name="P22" style:parent-style-name="Normal" style:family="paragraph">
      <style:text-properties style:font-name="Arial" style:font-name-complex="Arial" style:font-size-complex="24pt" fo:language="es" fo:country="ES"/>
    </style:style>
    <style:style style:name="P23" style:parent-style-name="Normal" style:family="paragraph">
      <style:text-properties style:font-name="Arial" style:font-name-complex="Arial" style:font-size-complex="24pt" fo:language="es" fo:country="ES"/>
    </style:style>
    <style:style style:name="P24" style:parent-style-name="Normal" style:family="paragraph">
      <style:text-properties style:font-name="Arial" style:font-name-complex="Arial" style:font-size-complex="24pt" fo:language="es" fo:country="ES"/>
    </style:style>
    <style:style style:name="P25" style:parent-style-name="Normal" style:family="paragraph">
      <style:text-properties style:font-name="Arial" style:font-name-complex="Arial" style:font-size-complex="24pt" fo:language="es" fo:country="ES"/>
    </style:style>
    <style:style style:name="P26" style:parent-style-name="Normal" style:family="paragraph">
      <style:text-properties style:font-name="Arial" style:font-name-complex="Arial" style:font-size-complex="24pt" fo:language="es" fo:country="ES"/>
    </style:style>
    <style:style style:name="P27" style:parent-style-name="Normal" style:family="paragraph">
      <style:text-properties style:font-name="Arial" style:font-name-complex="Arial" style:font-size-complex="24pt" fo:language="es" fo:country="ES"/>
    </style:style>
    <style:style style:name="P28" style:parent-style-name="Normal" style:family="paragraph">
      <style:text-properties style:font-name="Arial" style:font-name-complex="Arial" style:font-size-complex="24pt" fo:language="es" fo:country="ES"/>
    </style:style>
    <style:style style:name="P29" style:parent-style-name="Normal" style:family="paragraph">
      <style:text-properties style:font-name="Arial" style:font-name-complex="Arial" style:font-size-complex="24pt" fo:language="es" fo:country="ES"/>
    </style:style>
    <style:style style:name="P30" style:parent-style-name="Normal" style:family="paragraph">
      <style:text-properties style:font-name="Arial" style:font-name-complex="Arial" style:font-size-complex="24pt" fo:language="es" fo:country="ES"/>
    </style:style>
    <style:style style:name="P31" style:parent-style-name="Normal" style:family="paragraph">
      <style:text-properties style:font-name="Arial" style:font-name-complex="Arial" style:font-size-complex="24pt" fo:language="es" fo:country="ES"/>
    </style:style>
    <style:style style:name="P32" style:parent-style-name="Normal" style:family="paragraph">
      <style:text-properties style:font-name="Arial" style:font-name-complex="Arial" style:font-size-complex="24pt" fo:language="es" fo:country="ES"/>
    </style:style>
    <style:style style:name="P33" style:parent-style-name="Normal" style:family="paragraph">
      <style:text-properties style:font-name="Arial" style:font-name-complex="Arial" style:font-size-complex="24pt" fo:language="es" fo:country="ES"/>
    </style:style>
    <style:style style:name="P34" style:parent-style-name="Normal" style:family="paragraph">
      <style:text-properties style:font-name="Arial" style:font-name-complex="Arial" style:font-size-complex="24pt" fo:language="es" fo:country="ES"/>
    </style:style>
    <style:style style:name="P35" style:parent-style-name="Normal" style:family="paragraph">
      <style:text-properties style:font-name="Arial" style:font-name-complex="Arial" style:font-size-complex="24pt" fo:language="es" fo:country="ES"/>
    </style:style>
    <style:style style:name="P36" style:parent-style-name="Normal" style:family="paragraph">
      <style:text-properties style:font-name="Arial" style:font-name-complex="Arial" style:font-size-complex="24pt" fo:language="es" fo:country="ES"/>
    </style:style>
    <style:style style:name="P37" style:parent-style-name="Normal" style:family="paragraph">
      <style:text-properties style:font-name="Arial" style:font-name-complex="Arial" style:font-size-complex="24pt" fo:language="es" fo:country="ES"/>
    </style:style>
    <style:style style:name="P38" style:parent-style-name="Normal" style:family="paragraph">
      <style:text-properties style:font-name="Arial" style:font-name-complex="Arial" style:font-size-complex="24pt" fo:language="es" fo:country="ES"/>
    </style:style>
    <style:style style:name="P39" style:parent-style-name="Normal" style:family="paragraph">
      <style:text-properties style:font-name="Arial" style:font-name-complex="Arial" style:font-size-complex="24pt" fo:language="es" fo:country="ES"/>
    </style:style>
    <style:style style:name="P40" style:parent-style-name="Normal" style:family="paragraph">
      <style:text-properties style:font-name="Arial" style:font-name-complex="Arial" style:font-size-complex="24pt" fo:language="es" fo:country="ES"/>
    </style:style>
    <style:style style:name="P41" style:parent-style-name="Normal" style:family="paragraph">
      <style:text-properties style:font-name="Arial" style:font-name-complex="Arial" style:font-size-complex="24pt" fo:language="es" fo:country="ES"/>
    </style:style>
    <style:style style:name="P42" style:parent-style-name="Normal" style:family="paragraph">
      <style:text-properties style:font-name="Arial" style:font-name-complex="Arial" style:font-size-complex="24pt" fo:language="es" fo:country="ES"/>
    </style:style>
    <style:style style:name="P43" style:parent-style-name="Normal" style:family="paragraph">
      <style:text-properties style:font-name="Arial" style:font-name-complex="Arial" style:font-size-complex="24pt" fo:language="es" fo:country="ES"/>
    </style:style>
    <style:style style:name="P44" style:parent-style-name="Normal" style:family="paragraph">
      <style:text-properties style:font-name="Arial" style:font-name-complex="Arial" style:font-size-complex="24pt" fo:language="es" fo:country="ES"/>
    </style:style>
    <style:style style:name="P45" style:parent-style-name="Normal" style:family="paragraph">
      <style:text-properties style:font-name="Arial" style:font-name-complex="Arial" style:font-size-complex="24pt" fo:language="es" fo:country="ES"/>
    </style:style>
    <style:style style:name="T46" style:parent-style-name="Fuentedepárrafopredeter." style:family="text">
      <style:text-properties style:font-name="Arial" style:font-name-complex="Arial" style:font-size-complex="24pt" fo:language="es" fo:country="ES"/>
    </style:style>
  </office:automatic-styles>
  <office:body>
    <office:text text:use-soft-page-breaks="true">
      <text:h text:style-name="P1" text:outline-level="2">Retrato<text:s/></text:h>
      <text:p text:style-name="P2"/>
      <text:p text:style-name="P3">Mi infancia son recuerdos de un patio de Sevilla,</text:p>
      <text:p text:style-name="P4">y un huerto claro donde madura el limonero;</text:p>
      <text:p text:style-name="P5">mi juventud, veinte años en tierra de Castilla;</text:p>
      <text:p text:style-name="P6">mi historia, algunos casos que recordar no quiero.</text:p>
      <text:p text:style-name="P7"/>
      <text:p text:style-name="P8">Ni un seductor Mañana , ni un Bradomín he sido</text:p>
      <text:p text:style-name="P9">-ya conocéis mi torpe aliño indumentario-,</text:p>
      <text:p text:style-name="P10">mas recibí la flecha que me asignó Cupido,</text:p>
      <text:p text:style-name="P11">y amé cuanto ellas puedan tener de hospitalario.</text:p>
      <text:p text:style-name="P12"/>
      <text:p text:style-name="P13">Hay en mis venas gotas de sangre jacobina,</text:p>
      <text:p text:style-name="P14">pero mi verso brota de manantial sereno;</text:p>
      <text:p text:style-name="P15">y, más que un hombre al uso que sabe su doctrina,</text:p>
      <text:p text:style-name="P16">soy, en el buen sentido de la palabra, bueno.</text:p>
      <text:p text:style-name="P17"/>
      <text:p text:style-name="P18">Adoro la hermosura, y en la moderna estética</text:p>
      <text:p text:style-name="P19">corté las viejas rosas del huerto de Ronsard;</text:p>
      <text:p text:style-name="P20">mas no amo los afeites de la actual cosmética,</text:p>
      <text:p text:style-name="P21">ni soy un ave de esas del nuevo gay-trinar.</text:p>
      <text:p text:style-name="P22"/>
      <text:p text:style-name="P23">Desdeño las romanzas de los tenores huecos</text:p>
      <text:p text:style-name="P24">y el coro de los grillos que cantan a la luna.</text:p>
      <text:p text:style-name="P25">A distinguir me paro las voces de los ecos,</text:p>
      <text:p text:style-name="P26">y escucho solamente, entre las voces, una.</text:p>
      <text:p text:style-name="P27"/>
      <text:p text:style-name="P28">¿Soy clásico o romántico? No sé. Dejar quisiera</text:p>
      <text:p text:style-name="P29">mi verso, como deja el capitán su espada:</text:p>
      <text:p text:style-name="P30">famosa por la mano viril que la blandiera,</text:p>
      <text:p text:style-name="P31">no por el docto oficio del forjador preciada.</text:p>
      <text:p text:style-name="P32"/>
      <text:p text:style-name="P33">Converso con el hombre que siempre va conmigo</text:p>
      <text:p text:style-name="P34">-quien habla solo espera hablar a Dios un día-;</text:p>
      <text:p text:style-name="P35">mi soliloquio es plática con ese buen amigo</text:p>
      <text:p text:style-name="P36">que me enseñó el secreto de la filantropía.</text:p>
      <text:p text:style-name="P37"/>
      <text:p text:style-name="P38">Y al cabo, nada os debo; debéis me cuanto he escrito.</text:p>
      <text:p text:style-name="P39">A mi trabajo acudo, con mi dinero pago</text:p>
      <text:p text:style-name="P40">el traje que me cubre y la mansión que habito,</text:p>
      <text:p text:style-name="P41">el pan que me alimenta y el lecho en donde yago.</text:p>
      <text:p text:style-name="P42"/>
      <text:p text:style-name="P43">Y cuando llegue el día del último viaje,</text:p>
      <text:p text:style-name="P44">y esté al partir la nave que nunca ha de tornar,</text:p>
      <text:p text:style-name="P45">me encontraréis a bordo ligero de equipaje,</text:p>
      <text:p text:style-name="Normal"><text:span text:style-name="T46">casi desnudo, como los hijos de la ma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weight-complex="bold" style:font-size-complex="24pt" fo:hyphenate="false"/>
    </style:style>
    <style:style style:name="Normal" style:display-name="Normal" style:family="paragraph">
      <style:text-properties fo:font-size="12pt" style:font-size-asian="12pt" style:font-size-complex="12pt" fo:language="ca" fo:country="ES" fo:hyphenate="false"/>
    </style:style>
    <style:style style:name="Fuentedepárrafopredeter." style:display-name="Fuente de párrafo predeter." style:family="text"/>
    <style:style style:name="cap" style:display-name="cap" style:family="paragraph" style:parent-style-name="Título1" style:default-outline-level="1">
      <style:paragraph-properties fo:margin-top="0in" fo:margin-bottom="0in"/>
      <style:text-properties style:font-name="Arial Narrow" style:font-name-complex="Times New Roman" fo:font-weight="normal" style:font-weight-asian="normal" style:font-weight-complex="normal" fo:font-style="italic" style:font-style-asian="italic" fo:color="#000000" style:letter-kerning="false" fo:font-size="9pt" style:font-size-asian="9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 un olmo seco</dc:title>
    <dc:description/>
    <dc:subject/>
    <meta:initial-creator>ibermudez</meta:initial-creator>
    <dc:creator>Montse .</dc:creator>
    <meta:creation-date>2015-09-22T20:25:00Z</meta:creation-date>
    <dc:date>2015-09-22T20:25:00Z</dc:date>
    <meta:template xlink:href="Normal" xlink:type="simple"/>
    <meta:editing-cycles>2</meta:editing-cycles>
    <meta:editing-duration>PT0S</meta:editing-duration>
    <meta:document-statistic meta:page-count="1" meta:paragraph-count="3" meta:word-count="254" meta:character-count="1653" meta:row-count="11" meta:non-whitespace-character-count="1402"/>
  </office:meta>
</office:document-meta>
</file>